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Pictures/1000000100000203000001F592EA65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1"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text-properties fo:font-size="18pt"/>
    </style:style>
    <style:style style:name="P13"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4" style:family="paragraph">
      <style:paragraph-properties fo:margin-left="0cm" fo:margin-right="0cm" fo:margin-top="0.42cm" fo:margin-bottom="0.35cm" fo:line-height="150%" fo:text-align="start" fo:text-indent="0cm"/>
      <style:text-properties fo:font-size="18pt"/>
    </style:style>
    <style:style style:name="P1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6" style:family="paragraph">
      <style:paragraph-properties fo:margin-left="0cm" fo:margin-right="0cm" fo:margin-top="0.42cm" fo:margin-bottom="0.35cm" fo:line-height="100%" fo:text-align="start" fo:text-indent="0cm"/>
      <style:text-properties fo:font-size="18pt"/>
    </style:style>
    <style:style style:name="P17"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8" style:family="paragraph">
      <style:paragraph-properties fo:margin-left="0cm" fo:margin-right="0cm" fo:margin-top="0.42cm" fo:margin-bottom="0.35cm" fo:line-height="100%" fo:text-align="center" fo:text-indent="0cm"/>
      <style:text-properties fo:font-size="18pt"/>
    </style:style>
    <style:style style:name="P19"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4" style:family="paragraph">
      <loext:graphic-properties draw:fill="none"/>
      <style:paragraph-properties fo:text-align="center"/>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 draw:text-style-name="P10" draw:layer="layout" svg:width="27.88cm" svg:height="7.311cm" svg:x="3.642cm" svg:y="5.902cm">
          <text:p text:style-name="P9"><text:span text:style-name="T8">• 专注于</text:span><text:span text:style-name="T8">.NET9</text:span><text:span text:style-name="T9">平台通讯方式的实战教学</text:span></text:p>
          <text:p text:style-name="P9"><text:span text:style-name="T9">• 掌握核心概念、实际应用和最佳实践</text:span></text:p>
          <text:p text:style-name="P9"><text:span text:style-name="T9">• 避免实际开发中的常见陷阱</text:span></text:p>
          <text:p text:style-name="P9"><text:span text:style-name="T9">• 做为人工智能</text:span><text:span text:style-name="T9">/</text:span><text:span text:style-name="T9">微服务应用开发的基础课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5" draw:text-style-name="P10" draw:layer="layout" svg:width="27.88cm" svg:height="7.311cm" svg:x="3.642cm" svg:y="5.902cm">
          <text:p text:style-name="P9"><text:span text:style-name="T8">✅ 掌握</text:span><text:span text:style-name="T8">.NET</text:span><text:span text:style-name="T9">平台各种通讯方式</text:span></text:p>
          <text:p text:style-name="P9"><text:span text:style-name="T9">✅ 学会正确选择和使用通讯技术</text:span></text:p>
          <text:p text:style-name="P9"><text:span text:style-name="T9">✅ 了解各种通讯方式性能特点和适用场景</text:span></text:p>
          <text:p text:style-name="P9"><text:span text:style-name="T9">✅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3" draw:layer="layout" svg:width="25.499cm" svg:height="3.097cm" svg:x="5cm" svg:y="5.902cm">
          <text:p text:style-name="P12"><text:span text:style-name="T10">✅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5" draw:layer="layout" svg:width="22.499cm" svg:height="3.097cm" svg:x="6.7cm" svg:y="9.102cm">
          <text:p text:style-name="P14"><text:span text:style-name="T11">🚀 HttpClient</text:span><text:span text:style-name="T11">、</text:span><text:span text:style-name="T12">IHttpClientFactory</text:span><text:span text:style-name="T12">与</text:span><text:span text:style-name="T12">Polly</text:span></text:p>
          <text:p text:style-name="P14"><text:span text:style-name="T12">🚀 完成一个手动接入</text:span><text:span text:style-name="T12">DeepSeek</text:span><text:span text:style-name="T12">大模型的实操</text:span></text:p>
          <text:p text:style-name="P14"><text:span text:style-name="T12">🚀 同源策略</text:span><text:span text:style-name="T12">(SOP)</text:span><text:span text:style-name="T12">与跨域</text:span><text:span text:style-name="T12">CORS</text:span><text:span text:style-name="T12">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5" draw:layer="layout" svg:width="25.499cm" svg:height="3.097cm" svg:x="5cm" svg:y="5.902cm">
          <text:p text:style-name="P14"><text:span text:style-name="T8">✅ REST API</text:span><text:span text:style-name="T9">通讯</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5" draw:layer="layout" svg:width="22.499cm" svg:height="3.097cm" svg:x="6.7cm" svg:y="9.102cm">
          <text:p text:style-name="P14"><text:span text:style-name="T11">🚀 <text:s text:c="2"/>REST</text:span><text:span text:style-name="T12">通讯（一）：设计原则与</text:span><text:span text:style-name="T12">Web Api</text:span></text:p>
          <text:p text:style-name="P14"><text:span text:style-name="T14">🚀 <text:s/>REST</text:span><text:span text:style-name="T14">通讯（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0" draw:text-style-name="P15" draw:layer="layout" svg:width="25.499cm" svg:height="3.097cm" svg:x="5cm" svg:y="4.702cm">
          <text:p text:style-name="P14"><text:span text:style-name="T15">✅ 实时通讯</text:span><text:span text:style-name="T9">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7" draw:layer="layout" svg:width="22.499cm" svg:height="3.097cm" svg:x="6.7cm" svg:y="7.902cm">
          <text:p text:style-name="P16"><text:span text:style-name="T11">🚀 <text:s text:c="2"/>gRPC</text:span><text:span text:style-name="T12">高性能通讯</text:span></text:p>
          <text:p text:style-name="P16"><text:span text:style-name="T12">🚀 <text:s/>SSE(Server-Sent Events)</text:span></text:p>
          <text:p text:style-name="P16"><text:span text:style-name="T12">🚀 <text:s/>Long Polling</text:span><text:span text:style-name="T12">长轮询 </text:span></text:p>
          <text:p text:style-name="P16"><text:span text:style-name="T12">🚀 <text:s/>WebSocket</text:span><text:span text:style-name="T12">使用 </text:span></text:p>
          <text:p text:style-name="P16"><text:span text:style-name="T12">🚀 SignalR</text:span><text:span text:style-name="T12">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2" draw:text-style-name="P15" draw:layer="layout" svg:width="25.499cm" svg:height="3.097cm" svg:x="5cm" svg:y="5.902cm">
          <text:p text:style-name="P14"><text:span text:style-name="T8">✅ 事件驱动通讯</text:span><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5" draw:layer="layout" svg:width="22.499cm" svg:height="3.097cm" svg:x="6.7cm" svg:y="9.102cm">
          <text:p text:style-name="P14"><text:span text:style-name="T17">🚀 Webhooks</text:span><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4" draw:text-style-name="P19" draw:layer="layout" svg:width="5.499cm" svg:height="2.999cm" svg:x="3.5cm" svg:y="8.5cm">
          <text:p text:style-name="P18"><text:span text:style-name="T19">🚀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9" draw:layer="layout" svg:width="5.499cm" svg:height="2.999cm" svg:x="12.6cm" svg:y="8.5cm">
          <text:p text:style-name="P18"><text:span text:style-name="T19">🚀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9" draw:layer="layout" svg:width="5.499cm" svg:height="2.999cm" svg:x="22cm" svg:y="8.5cm">
          <text:p text:style-name="P18"><text:span text:style-name="T19">🚀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0" draw:layer="layout" svg:x1="9cm" svg:y1="10cm" svg:x2="12.6cm" svg:y2="10.001cm">
          <text:p/>
        </draw:line>
        <draw:line draw:style-name="gr17" draw:text-style-name="P20"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8" draw:text-style-name="P22" draw:layer="layout" svg:width="21.347cm" svg:height="4.995cm" svg:x="5.652cm" svg:y="6.603cm">
          <text:p text:style-name="P12"><text:span text:style-name="T20">• .NET 9 – </text:span><text:span text:style-name="T21">最新版本的</text:span><text:span text:style-name="T21">.NET</text:span><text:span text:style-name="T21">框架</text:span></text:p>
          <text:p text:style-name="P12"><text:span text:style-name="T21">• HTML/JavaScript </text:span><text:span text:style-name="T21">或 </text:span><text:span text:style-name="T21">Vue3 – </text:span><text:span text:style-name="T21">前端</text:span></text:p>
          <text:p text:style-name="P21"><text:span text:style-name="T2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8" draw:text-style-name="P2" draw:layer="layout" svg:width="14.647cm" svg:height="10.536cm" svg:x="2.853cm" svg:y="5.964cm" presentation:class="title" presentation:user-transformed="true">
          <draw:text-box>
            <text:p text:style-name="P23"><text:span text:style-name="T22">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draw:frame draw:style-name="gr20" draw:text-style-name="P24" draw:layer="layout" svg:width="10.9cm" svg:height="10.604cm" svg:x="3.1cm" svg:y="2.396cm">
          <draw:image xlink:href="Pictures/1000000100000203000001F592EA6528.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2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1T09:10:57.260111500</dc:date>
    <meta:editing-cycles>143</meta:editing-cycles>
    <dc:title>.NET软件开发工程师AI进化课</dc:title>
    <meta:editing-duration>PT17H15M20S</meta:editing-duration>
    <meta:generator>LibreOffice/25.2.4.3$Windows_X86_64 LibreOffice_project/33e196637044ead23f5c3226cde09b47731f7e27</meta:generator>
    <meta:document-statistic meta:object-count="115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